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mine renfrognée d'une gamine à qui on avait refusé un caprice vissée sur le visage, Eléonore poussa la porte grinçante de l'auberge miteuse dans laquelle elle espérait trouver un peu de tranquillité et, si pour une fois Dalai était avec elle, un équipage pour rallier Daënastre. La fugitive leva les yeux au ciel en constatant la misère de l'établissement où elle venait de mettre les pieds. En être réduite à [i]ça[/i], quelle disgrâce pour une guerrière avec ses ambitions, qui revenait -excusez du peu- d'une guerre dans les îles célestes. Cela faisait maintenant plus d'une semaine que la jeune femme aux cheveux d'or était en cavale. Une longue, ennuyeuse et frustrante semaine durant laquelle elle avait traversé le pays du Nord au Sud. Quelle plaie. Pas une seule petite invention daënare à se mettre sous la dent, rien que la solitude inhérente à son nouveau statut de paria absolu de la société My'träne. Sans parler de l'entité semi-divine dont la raison d'être était de rayer purement et simplement son existence de ce plan de l'univers. Si l'on devait donner une note sur vingt à cette semaine donc, c'aurait probablement été « bien mais pas top ».</text:p>
      <text:p text:style-name="Standard"/>
      <text:p text:style-name="Standard">Le regard de jade de la demoiselle ignora avec classe les clients miteux de cette taverne miteuse pour aller se poser directement sur le couple de tenanciers bedonnant derrière le comptoir crado. A tous les coups, le houblon de ce taudis ne valait guère mieux que de la pisse de chat frelatée. Toujours le même problème avec ces sudistes. Il n'y en avait pas un qui tienne la route par rapport aux vrais hommes de Zagash. Tout juste un ramassis de ces extrémistes de « modérés ». Mais après la semaine qu'elle venait de passer, Eléonore ne pouvait s'offrir le luxe de faire la fine bouche et que tant que leur bière avait des bulles et lui permettait de se retourner le crâne pour oublier sa traque, un chouïa stressante il fallait l'admettre, elle s'en contenterait. La jeune femme s'assit sur un des tabourets au comptoir et commanda sa boisson d'un ton las, avant de déposer quelques pièces en échange. L'instant d'après, une odieuse et exubérante grimace vint subtilement déformer son délicat minois alors qu'elle trempait ses lèvres dans le breuvage qu'elle venait de payer une misère. C'était dégueu mais ça cognait. Parfait.</text:p>
      <text:p text:style-name="Standard"/>
      <text:p text:style-name="Standard">-Hey, tavernier ! Tu saurais pas où j'pourrais dégotter un bateau pour aller discrètos à Daënastre d'ici ?</text:p>
      <text:p text:style-name="Standard"/>
      <text:p text:style-name="Standard">Discrètement étant ici un mot à prendre avec des pincettes, vu comment Eléonore venait de beugler dans la taverne. Tous les clients l'avaient probablement entendue, mais elle s'en foutait pas mal. Le seul « type » que la blondinette ne voulait pas savoir au courant était ce foutu Régisseur. Et tant que personne ici ne savait qu'elle était une Anomalie, cela ne devrait pas se produire. Le tavernier, qui était en train d'essuyer une chope avec un torchon crasseux, arrêta son geste subitement pour se tourner, interloqué, vers l'insolente gamine qui venait de l'apostropher comme s'il avait neuf ans. Il cligna plusieurs fois des yeux mais ne daigna pas lui répondre. Après tout, c'était lui le patron et il ne se laisserait pas parler de la sorte par une petite effrontée. Cette absence de réaction mit à rude épreuve la patience déjà éprouvée par une semaine de voyage à cheval d'Eléonore, qui haussa encore un peu plus le ton après avoir vidé la moitié de sa pinte d'une traite.</text:p>
      <text:p text:style-name="Standard"/>
      <text:p text:style-name="Standard">-Eh, le sudiste. J't'ai posé une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4T23:19:24.08</meta:creation-date>
    <dc:date>2018-01-15T00:20:20.66</dc:date>
    <meta:editing-duration>PT1H26S</meta:editing-duration>
    <meta:editing-cycles>54</meta:editing-cycles>
    <meta:generator>OpenOffice/4.1.2$Win32 OpenOffice.org_project/412m3$Build-9782</meta:generator>
    <meta:document-statistic meta:table-count="0" meta:image-count="0" meta:object-count="0" meta:page-count="1" meta:paragraph-count="5" meta:word-count="584" meta:character-count="3425"/>
  </office:meta>
</office:document-meta>
</file>